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6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44cm"/>
    </style:style>
    <style:style style:name="pr1" style:family="presentation" style:parent-style-name="Default10-notes">
      <style:graphic-properties draw:fill-color="#ffffff" draw:auto-grow-height="true" fo:min-height="12.572cm"/>
    </style:style>
    <style:style style:name="pr2" style:family="presentation" style:parent-style-name="Default11-notes">
      <style:graphic-properties draw:fill-color="#ffffff" draw:auto-grow-height="true" fo:min-height="12.572cm"/>
    </style:style>
    <style:style style:name="pr3" style:family="presentation" style:parent-style-name="Default12-notes">
      <style:graphic-properties draw:fill-color="#ffffff" draw:auto-grow-height="true" fo:min-height="12.572cm"/>
    </style:style>
    <style:style style:name="pr4" style:family="presentation" style:parent-style-name="Default13-notes">
      <style:graphic-properties draw:fill-color="#ffffff" draw:auto-grow-height="true" fo:min-height="12.572cm"/>
    </style:style>
    <style:style style:name="pr5" style:family="presentation" style:parent-style-name="Default14-notes">
      <style:graphic-properties draw:fill-color="#ffffff" draw:auto-grow-height="true" fo:min-height="12.572cm"/>
    </style:style>
    <style:style style:name="pr6" style:family="presentation" style:parent-style-name="Default15-notes">
      <style:graphic-properties draw:fill-color="#ffffff" draw:auto-grow-height="true" fo:min-height="12.572cm"/>
    </style:style>
    <style:style style:name="pr7" style:family="presentation" style:parent-style-name="Default16-notes">
      <style:graphic-properties draw:fill-color="#ffffff" draw:auto-grow-height="true" fo:min-height="12.572cm"/>
    </style:style>
    <style:style style:name="pr8" style:family="presentation" style:parent-style-name="Default17-notes">
      <style:graphic-properties draw:fill-color="#ffffff" draw:auto-grow-height="true" fo:min-height="12.572cm"/>
    </style:style>
    <style:style style:name="pr9" style:family="presentation" style:parent-style-name="Default18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3pt" fo:font-weight="bold" style:font-size-asian="33pt" style:font-weight-asian="bold" style:font-size-complex="33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Segoe UI" fo:font-size="35pt" fo:font-weight="bold" style:font-size-asian="35pt" style:font-weight-asian="bold" style:font-size-complex="35pt" style:font-weight-complex="bold"/>
    </style:style>
    <style:style style:name="T8" style:family="text">
      <style:text-properties style:font-name="Segoe UI Semibold" fo:font-size="24pt" style:font-size-asian="24pt" style:font-size-complex="24pt"/>
    </style:style>
    <style:style style:name="T9" style:family="text">
      <style:text-properties style:font-name="Segoe UI Semibol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0" presentation:presentation-page-layout-name="AL1T0">
        <draw:frame draw:style-name="gr1" draw:text-style-name="P2" draw:layer="layout" svg:width="25.146cm" svg:height="4.94cm" svg:x="1.524cm" svg:y="0.508cm">
          <draw:text-box>
            <text:p text:style-name="P1"><text:span text:style-name="T1">HYMN #339</text:span></text:p>
            <text:p text:style-name="P1"><text:span text:style-name="T2">“</text:span><text:span text:style-name="T2">Lift Up Your Heads, You Everlasting Door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1">
        <draw:frame draw:style-name="gr3" draw:text-style-name="P4" draw:layer="layout" svg:width="25.4cm" svg:height="6.913cm" svg:x="1.27cm" svg:y="0.762cm">
          <draw:text-box>
            <text:p text:style-name="P1"><text:span text:style-name="T3">1. </text:span><text:span text:style-name="T4">Lift up your heads, you everlasting doors, </text:span></text:p>
            <text:p text:style-name="P1"><text:span text:style-name="T5">And weep no more! </text:span></text:p>
            <text:p text:style-name="P1"><text:span text:style-name="T5">O Zion’s daughter, sing, </text:span></text:p>
            <text:p text:style-name="P1"><text:span text:style-name="T5">To greet your coming King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2">
        <draw:frame draw:style-name="gr4" draw:text-style-name="P4" draw:layer="layout" svg:width="25.146cm" svg:height="8.701cm" svg:x="1.27cm" svg:y="0.762cm">
          <draw:text-box>
            <text:p text:style-name="P1"><text:span text:style-name="T5">Now wave the victors palm </text:span></text:p>
            <text:p text:style-name="P1"><text:span text:style-name="T5">And sing the ancient psalm:</text:span></text:p>
            <text:p text:style-name="P1"><text:span text:style-name="T5">Lift up your heads, you everlasting gates! </text:span></text:p>
            <text:p text:style-name="P1"><text:span text:style-name="T5">Your King await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3">
        <draw:frame draw:style-name="gr5" draw:text-style-name="P4" draw:layer="layout" svg:width="25.654cm" svg:height="8.128cm" svg:x="1.016cm" svg:y="0.762cm">
          <draw:text-box>
            <text:p text:style-name="P1"><text:span text:style-name="T3">2. </text:span><text:span text:style-name="T6">Who is this King of great and glorious fame? </text:span></text:p>
            <text:p text:style-name="P1"><text:span text:style-name="T5">What is His name? </text:span></text:p>
            <text:p text:style-name="P1"><text:span text:style-name="T5">Lord God of Sabaoth, <text:s/></text:span></text:p>
            <text:p text:style-name="P1"><text:span text:style-name="T5">Of whom the prophets wrot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4">
        <draw:frame draw:style-name="gr6" draw:text-style-name="P5" draw:layer="layout" svg:width="24.892cm" svg:height="6.263cm" svg:x="1.524cm" svg:y="0.762cm">
          <draw:text-box>
            <text:p text:style-name="P1"><text:span text:style-name="T6">Whose chosen, humble steed </text:span></text:p>
            <text:p text:style-name="P1"><text:span text:style-name="T6">Declares Him king indeed! </text:span></text:p>
            <text:p text:style-name="P1"><text:span text:style-name="T6">Hosanna, Lord! Messiah, come and save </text:span></text:p>
            <text:p text:style-name="P1"><text:span text:style-name="T6">From sin and gra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5">
        <draw:frame draw:style-name="gr7" draw:text-style-name="P4" draw:layer="layout" svg:width="24.892cm" svg:height="8.133cm" svg:x="1.524cm" svg:y="0.762cm">
          <draw:text-box>
            <text:p text:style-name="P1"><text:span text:style-name="T3">3. </text:span><text:span text:style-name="T7">Who may ascend Mount Zion’s holy hill</text:span></text:p>
            <text:p text:style-name="P1"><text:span text:style-name="T5">To do God’s will? </text:span></text:p>
            <text:p text:style-name="P1"><text:span text:style-name="T5">The One whose unstained hands </text:span></text:p>
            <text:p text:style-name="P1"><text:span text:style-name="T5">Can meet the Laws demand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6">
        <draw:frame draw:style-name="gr4" draw:text-style-name="P5" draw:layer="layout" svg:width="24.892cm" svg:height="8.701cm" svg:x="1.524cm" svg:y="0.762cm">
          <draw:text-box>
            <text:p text:style-name="P1"><text:span text:style-name="T6">Whose purity within </text:span></text:p>
            <text:p text:style-name="P1"><text:span text:style-name="T6">Reveals One free from sin. </text:span></text:p>
            <text:p text:style-name="P1"><text:span text:style-name="T6">Come, praise this King who claims </text:span></text:p>
            <text:p text:style-name="P1"><text:span text:style-name="T6">the cross as throne </text:span></text:p>
            <text:p text:style-name="P1"><text:span text:style-name="T6">Praise Him alon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7">
        <draw:frame draw:style-name="gr5" draw:text-style-name="P4" draw:layer="layout" svg:width="24.892cm" svg:height="8.128cm" svg:x="1.524cm" svg:y="0.762cm">
          <draw:text-box>
            <text:p text:style-name="P1"><text:span text:style-name="T3">4. </text:span><text:span text:style-name="T6">Worthy is Christ! </text:span></text:p>
            <text:p text:style-name="P1"><text:span text:style-name="T6">The Lamb who once was slain </text:span></text:p>
            <text:p text:style-name="P1"><text:span text:style-name="T6">Now lives to reign. </text:span></text:p>
            <text:p text:style-name="P1"><text:span text:style-name="T6">He rules our earthly ways </text:span></text:p>
            <text:p text:style-name="P1"><text:span text:style-name="T6">As Lord of Ancient Days-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8">
        <draw:frame draw:style-name="gr8" draw:text-style-name="P2" draw:layer="layout" svg:width="25.146cm" svg:height="13.494cm" svg:x="1.524cm" svg:y="0.762cm">
          <draw:text-box>
            <text:p text:style-name="P1"><text:span text:style-name="T5">O join the endless song </text:span></text:p>
            <text:p text:style-name="P1"><text:span text:style-name="T5">Sung by the ransomed throng: </text:span></text:p>
            <text:p text:style-name="P1"><text:span text:style-name="T5">Worthy is Christ! </text:span></text:p>
            <text:p text:style-name="P1"><text:span text:style-name="T7">The Lamb be praised again! Amen! Amen! </text:span></text:p>
            <text:p><text:span text:style-name="T8"/></text:p>
            <text:p><text:span text:style-name="T8"><text:s text:c="5"/></text:span><text:span text:style-name="T9">2003 Stephen P. Starke. </text:span></text:p>
            <text:p><text:span text:style-name="T9"><text:s text:c="6"/></text:span><text:span text:style-name="T9">Used by permission: </text:span></text:p>
            <text:p><text:span text:style-name="T9"><text:s text:c="6"/></text:span><text:span text:style-name="T9">LSB Hymn License</text:span></text:p>
            <text:p><text:span text:style-name="T9"><text:s text:c="6"/></text:span><text:span text:style-name="T9">.NET, 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2:29:06.155000000</meta:creation-date>
    <dc:date>2019-01-13T12:00:07.509000000</dc:date>
    <meta:editing-duration>PT15M28S</meta:editing-duration>
    <meta:editing-cycles>12</meta:editing-cycles>
    <meta:generator>LibreOffice/6.0.7.3$Windows_X86_64 LibreOffice_project/dc89aa7a9eabfd848af146d5086077aeed2ae4a5</meta:generator>
    <meta:document-statistic meta:object-count="255"/>
  </office:meta>
</office:document-meta>
</file>